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127DD5BDAD66034D5CA.png" manifest:media-type="image/png"/>
  <manifest:file-entry manifest:full-path="Pictures/10000000000002340000007B8C8489CDE2990B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5efa" officeooo:paragraph-rsid="00211333"/>
    </style:style>
    <style:style style:name="P2" style:family="paragraph" style:parent-style-name="Text_20_body">
      <style:text-properties fo:language="en" fo:country="US" officeooo:rsid="0023d0d5" officeooo:paragraph-rsid="00270c69" style:language-asian="zxx" style:country-asian="none" style:language-complex="zxx" style:country-complex="none"/>
    </style:style>
    <style:style style:name="P3" style:family="paragraph" style:parent-style-name="Text_20_body">
      <style:text-properties fo:language="en" fo:country="US" officeooo:rsid="00249ab5" officeooo:paragraph-rsid="00249ab5" style:language-asian="zxx" style:country-asian="none" style:language-complex="zxx" style:country-complex="none"/>
    </style:style>
    <style:style style:name="P4" style:family="paragraph" style:parent-style-name="Text_20_body">
      <style:text-properties fo:language="en" fo:country="US" officeooo:rsid="002a0a48" officeooo:paragraph-rsid="002a0a48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02a7e42" officeooo:paragraph-rsid="002a7e42"/>
    </style:style>
    <style:style style:name="P6" style:family="paragraph" style:parent-style-name="Text_20_body">
      <style:text-properties fo:language="en" fo:country="US" officeooo:rsid="002a7e42" officeooo:paragraph-rsid="002b8a05"/>
    </style:style>
    <style:style style:name="P7" style:family="paragraph" style:parent-style-name="Text_20_body">
      <style:text-properties fo:language="en" fo:country="US" officeooo:rsid="002c4619" officeooo:paragraph-rsid="002c4619"/>
    </style:style>
    <style:style style:name="P8" style:family="paragraph" style:parent-style-name="Text_20_body">
      <style:text-properties fo:language="en" fo:country="US" officeooo:rsid="002d792d" officeooo:paragraph-rsid="002d792d"/>
    </style:style>
    <style:style style:name="P9" style:family="paragraph" style:parent-style-name="Text_20_body">
      <style:text-properties officeooo:rsid="0021d555" officeooo:paragraph-rsid="0021d555"/>
    </style:style>
    <style:style style:name="P10" style:family="paragraph" style:parent-style-name="Title">
      <style:text-properties fo:language="en" fo:country="US" officeooo:rsid="001f5efa" officeooo:paragraph-rsid="001f5efa" style:language-asian="zxx" style:country-asian="none" style:language-complex="zxx" style:country-complex="none"/>
    </style:style>
    <style:style style:name="P11" style:family="paragraph" style:parent-style-name="Text_20_body" style:list-style-name="L1">
      <style:text-properties fo:language="en" fo:country="US" officeooo:rsid="001f5efa" officeooo:paragraph-rsid="001f5efa" style:language-asian="zxx" style:country-asian="none" style:language-complex="zxx" style:country-complex="none"/>
    </style:style>
    <style:style style:name="P12" style:family="paragraph" style:parent-style-name="Text_20_body">
      <style:text-properties fo:language="en" fo:country="US" officeooo:rsid="001f5efa" officeooo:paragraph-rsid="001f5efa" style:language-asian="zxx" style:country-asian="none" style:language-complex="zxx" style:country-complex="none"/>
    </style:style>
    <style:style style:name="P13" style:family="paragraph" style:parent-style-name="Text_20_body" style:list-style-name="L1">
      <style:text-properties fo:language="en" fo:country="US" officeooo:rsid="0023d0d5" officeooo:paragraph-rsid="0023d0d5" style:language-asian="zxx" style:country-asian="none" style:language-complex="zxx" style:country-complex="none"/>
    </style:style>
    <style:style style:name="P14" style:family="paragraph" style:parent-style-name="Text_20_body" style:list-style-name="L1">
      <style:text-properties fo:language="en" fo:country="US" officeooo:rsid="0023d0d5" officeooo:paragraph-rsid="00251065" style:language-asian="zxx" style:country-asian="none" style:language-complex="zxx" style:country-complex="none"/>
    </style:style>
    <style:style style:name="P15" style:family="paragraph" style:parent-style-name="Text_20_body" style:list-style-name="L1">
      <style:text-properties fo:language="en" fo:country="US" officeooo:rsid="0023d0d5" officeooo:paragraph-rsid="00270c69" style:language-asian="zxx" style:country-asian="none" style:language-complex="zxx" style:country-complex="none"/>
    </style:style>
    <style:style style:name="P16" style:family="paragraph" style:parent-style-name="Text_20_body" style:list-style-name="L1">
      <style:text-properties fo:language="en" fo:country="US" officeooo:rsid="0023d0d5" officeooo:paragraph-rsid="002924f6" style:language-asian="zxx" style:country-asian="none" style:language-complex="zxx" style:country-complex="none"/>
    </style:style>
    <style:style style:name="P17" style:family="paragraph" style:parent-style-name="Text_20_body" style:list-style-name="L1">
      <style:text-properties fo:language="en" fo:country="US" officeooo:rsid="00249ab5" officeooo:paragraph-rsid="00249ab5" style:language-asian="zxx" style:country-asian="none" style:language-complex="zxx" style:country-complex="none"/>
    </style:style>
    <style:style style:name="P18" style:family="paragraph" style:parent-style-name="Text_20_body" style:list-style-name="L1">
      <style:text-properties fo:language="en" fo:country="US" officeooo:rsid="002924f6" officeooo:paragraph-rsid="002924f6" style:language-asian="zxx" style:country-asian="none" style:language-complex="zxx" style:country-complex="none"/>
    </style:style>
    <style:style style:name="P19" style:family="paragraph" style:parent-style-name="Text_20_body">
      <style:text-properties fo:language="en" fo:country="US" officeooo:rsid="0021d555" officeooo:paragraph-rsid="0021d555"/>
    </style:style>
    <style:style style:name="P20" style:family="paragraph" style:parent-style-name="Text_20_body">
      <style:text-properties fo:language="en" fo:country="US" officeooo:rsid="002f31d6" officeooo:paragraph-rsid="002f31d6"/>
    </style:style>
    <style:style style:name="P21" style:family="paragraph" style:parent-style-name="Text_20_body">
      <style:text-properties fo:language="en" fo:country="US" officeooo:rsid="00312b6f" officeooo:paragraph-rsid="00312b6f"/>
    </style:style>
    <style:style style:name="P22" style:family="paragraph" style:parent-style-name="Text_20_body">
      <style:text-properties fo:language="en" fo:country="US" officeooo:rsid="003214be" officeooo:paragraph-rsid="003214be"/>
    </style:style>
    <style:style style:name="P23" style:family="paragraph" style:parent-style-name="Text_20_body">
      <style:text-properties fo:language="en" fo:country="US" officeooo:rsid="003268dd" officeooo:paragraph-rsid="003268dd"/>
    </style:style>
    <style:style style:name="P24" style:family="paragraph" style:parent-style-name="Text_20_body">
      <style:text-properties fo:language="en" fo:country="US" officeooo:rsid="0032c9ae" officeooo:paragraph-rsid="0032c9ae"/>
    </style:style>
    <style:style style:name="P25" style:family="paragraph" style:parent-style-name="Text_20_body">
      <style:text-properties fo:language="en" fo:country="US" officeooo:rsid="0034015f" officeooo:paragraph-rsid="0034015f"/>
    </style:style>
    <style:style style:name="P26" style:family="paragraph" style:parent-style-name="Heading_20_3">
      <style:text-properties fo:language="en" fo:country="US"/>
    </style:style>
    <style:style style:name="P27" style:family="paragraph" style:parent-style-name="Heading_20_1">
      <style:text-properties fo:language="en" fo:country="US"/>
    </style:style>
    <style:style style:name="P28" style:family="paragraph" style:parent-style-name="Heading_20_1">
      <style:text-properties fo:language="en" fo:country="US" officeooo:rsid="001f5efa" officeooo:paragraph-rsid="001f5efa" style:language-asian="zxx" style:country-asian="none" style:language-complex="zxx" style:country-complex="none"/>
    </style:style>
    <style:style style:name="P29" style:family="paragraph" style:parent-style-name="Heading_20_1">
      <style:text-properties fo:language="en" fo:country="US" officeooo:rsid="001f5efa" officeooo:paragraph-rsid="001f5efa"/>
    </style:style>
    <style:style style:name="T1" style:family="text">
      <style:text-properties officeooo:rsid="001f5ef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11333"/>
    </style:style>
    <style:style style:name="T4" style:family="text">
      <style:text-properties officeooo:rsid="00236e79"/>
    </style:style>
    <style:style style:name="T5" style:family="text">
      <style:text-properties officeooo:rsid="0023d0d5"/>
    </style:style>
    <style:style style:name="T6" style:family="text">
      <style:text-properties officeooo:rsid="00251065"/>
    </style:style>
    <style:style style:name="T7" style:family="text">
      <style:text-properties officeooo:rsid="002924f6"/>
    </style:style>
    <style:style style:name="T8" style:family="text">
      <style:text-properties officeooo:rsid="002b8a05"/>
    </style:style>
    <style:style style:name="T9" style:family="text">
      <style:text-properties officeooo:rsid="002c46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ook of Bootstrap 3 Essential Training</text:p>
      <text:h text:style-name="P28" text:outline-level="1">What is Bootstrap?</text:h>
      <text:list xml:id="list7832967419615464527" text:style-name="L1">
        <text:list-item>
          <text:p text:style-name="P11">A framework</text:p>
        </text:list-item>
        <text:list-item>
          <text:p text:style-name="P11">Mobile first</text:p>
        </text:list-item>
        <text:list-item>
          <text:p text:style-name="P11">Responsive design</text:p>
        </text:list-item>
        <text:list-item>
          <text:p text:style-name="P11">Battle tested</text:p>
        </text:list-item>
        <text:list-item>
          <text:p text:style-name="P11">Uses modern web technologies</text:p>
        </text:list-item>
      </text:list>
      <text:h text:style-name="P27" text:outline-level="1">What’s a Framework</text:h>
      <text:list xml:id="list175456889255978" text:continue-numbering="true" text:style-name="L1">
        <text:list-item>
          <text:p text:style-name="P11">A way to organize your code</text:p>
        </text:list-item>
        <text:list-item>
          <text:p text:style-name="P11">If you follow a certain structure...</text:p>
        </text:list-item>
        <text:list-item>
          <text:p text:style-name="P11">A framework gives you <text:s/>many abilities</text:p>
          <text:list>
            <text:list-item>
              <text:p text:style-name="P11">Pre-built CSS styles</text:p>
            </text:list-item>
            <text:list-item>
              <text:p text:style-name="P11">JavaScript functionality</text:p>
            </text:list-item>
          </text:list>
        </text:list-item>
      </text:list>
      <text:h text:style-name="P27" text:outline-level="1"><text:s/><text:span text:style-name="T1">When Should I Use Bootstrap?</text:span></text:h>
      <text:list xml:id="list175456850966456" text:continue-numbering="true" text:style-name="L1">
        <text:list-item>
          <text:p text:style-name="P11">Excellent for small, quick projects</text:p>
        </text:list-item>
        <text:list-item>
          <text:p text:style-name="P11">Prototyping and scaffolding sites</text:p>
        </text:list-item>
        <text:list-item>
          <text:p text:style-name="P11">Also great for larger projects </text:p>
          <text:list>
            <text:list-item>
              <text:p text:style-name="P11">Customize your install</text:p>
            </text:list-item>
          </text:list>
        </text:list-item>
      </text:list>
      <text:h text:style-name="P29" text:outline-level="1"><text:span text:style-name="T4">1.</text:span>Installation: Basic</text:h>
      <text:p text:style-name="P1"><text:a xlink:type="simple" xlink:href="http://getbootstrap.com/" text:style-name="Internet_20_link" text:visited-style-name="Visited_20_Internet_20_Link">http://getbootstrap.com/</text:a><text:span text:style-name="T3"> and click on the download button.</text:span></text:p>
      <text:p text:style-name="P19">Regardless if the type of installation, jQeuery is needed has well.</text:p>
      <text:p text:style-name="P9"><text:a xlink:type="simple" xlink:href="https://jquery.com/" text:style-name="Internet_20_link" text:visited-style-name="Visited_20_Internet_20_Link"><text:span text:style-name="T2">https://jquery.com/</text:span></text:a></text:p>
      <text:p text:style-name="P19">It’s also possible to create a custom installation using the customization toll on:</text:p>
      <text:p text:style-name="P9"><text:a xlink:type="simple" xlink:href="http://getbootstrap.com/customize/" text:style-name="Internet_20_link" text:visited-style-name="Visited_20_Internet_20_Link"><text:span text:style-name="T2">http://getbootstrap.com/customize/</text:span></text:a></text:p>
      <text:h text:style-name="Heading_20_1" text:outline-level="1"><text:soft-page-break/><text:span text:style-name="Strong_20_Emphasis"><text:span text:style-name="T5">2.</text:span></text:span><text:span text:style-name="Strong_20_Emphasis">Working with the Bootstrap Grid</text:span></text:h>
      <text:h text:style-name="Heading_20_2" text:outline-level="2">Grid System</text:h>
      <text:list xml:id="list175456377508203" text:continue-numbering="true" text:style-name="L1">
        <text:list-item>
          <text:p text:style-name="P13">12-column grid</text:p>
        </text:list-item>
        <text:list-item>
          <text:p text:style-name="P13">Accessed through CSS classes</text:p>
        </text:list-item>
        <text:list-item>
          <text:p text:style-name="P13">Three key concepts</text:p>
          <text:list>
            <text:list-item>
              <text:p text:style-name="P13">Containers</text:p>
            </text:list-item>
            <text:list-item>
              <text:p text:style-name="P13">Rows</text:p>
            </text:list-item>
            <text:list-item>
              <text:p text:style-name="P13">Columns</text:p>
            </text:list-item>
          </text:list>
        </text:list-item>
      </text:list>
      <text:h text:style-name="Heading_20_2" text:outline-level="2">Bootstrap Containers</text:h>
      <text:list xml:id="list175457455423657" text:continue-numbering="true" text:style-name="L1">
        <text:list-item>
          <text:p text:style-name="P13">12-column grid</text:p>
        </text:list-item>
        <text:list-item>
          <text:p text:style-name="P17">Add padding</text:p>
        </text:list-item>
        <text:list-item>
          <text:p text:style-name="P17">Two types</text:p>
          <text:list>
            <text:list-item>
              <text:p text:style-name="P17">Fluid</text:p>
            </text:list-item>
            <text:list-item>
              <text:p text:style-name="P17">Fixed-<text:span text:style-name="T6">Width</text:span></text:p>
            </text:list-item>
          </text:list>
        </text:list-item>
      </text:list>
      <text:p text:style-name="P3">If you want a element to take the full width of the browser, you don't putt them inside a container.</text:p>
      <text:h text:style-name="Heading_20_3" text:outline-level="3">Fixed-Width Container</text:h>
      <text:list xml:id="list175457776398691" text:continue-numbering="true" text:style-name="L1">
        <text:list-item>
          <text:p text:style-name="P14">15 pixel padding on each side</text:p>
        </text:list-item>
        <text:list-item>
          <text:p text:style-name="P14">Adjusts to media query breakpoints</text:p>
        </text:list-item>
      </text:list>
      <text:p text:style-name="P12"><draw:frame draw:style-name="fr1" draw:name="Image1" text:anchor-type="paragraph" svg:x="0.162cm" svg:y="0.132cm" svg:width="11.966cm" svg:height="2.611cm" draw:z-index="0"><draw:image xlink:href="Pictures/10000000000002340000007B8C8489CDE2990BE8.png" xlink:type="simple" xlink:show="embed" xlink:actuate="onLoad"/></draw:frame></text:p>
      <text:p text:style-name="P12"/>
      <text:p text:style-name="P12"/>
      <text:p text:style-name="P12"/>
      <text:h text:style-name="Heading_20_2" text:outline-level="2">Bootstrap Rows</text:h>
      <text:list xml:id="list175457688223339" text:continue-numbering="true" text:style-name="L1">
        <text:list-item>
          <text:p text:style-name="P15">Horizontal groups of columns</text:p>
        </text:list-item>
        <text:list-item>
          <text:p text:style-name="P15">Place within a container</text:p>
        </text:list-item>
        <text:list-item>
          <text:p text:style-name="P15">Should always include columns</text:p>
        </text:list-item>
        <text:list-item>
          <text:p text:style-name="P15">Gets rid of container padding</text:p>
        </text:list-item>
      </text:list>
      <text:h text:style-name="Heading_20_2" text:outline-level="2"><text:soft-page-break/>Bootstrap Columns</text:h>
      <text:list xml:id="list175456948272254" text:continue-numbering="true" text:style-name="L1">
        <text:list-item>
          <text:p text:style-name="P16">30px gutters</text:p>
          <text:list>
            <text:list-item>
              <text:p text:style-name="P16">15px on each side</text:p>
            </text:list-item>
          </text:list>
        </text:list-item>
        <text:list-item>
          <text:p text:style-name="P16">Use col-SIZE-SPAN</text:p>
          <text:list>
            <text:list-item>
              <text:p text:style-name="P16">S<text:span text:style-name="T7">IZE</text:span>: When it sta<text:span text:style-name="T7">c</text:span>ks</text:p>
            </text:list-item>
            <text:list-item>
              <text:p text:style-name="P18">SPAN: How many columns</text:p>
            </text:list-item>
          </text:list>
        </text:list-item>
        <text:list-item>
          <text:p text:style-name="P18">&gt;12 columns warp</text:p>
        </text:list-item>
      </text:list>
      <text:h text:style-name="Heading_20_3" text:outline-level="3">Column Metrics</text:h>
      <text:p text:style-name="P2"><draw:frame draw:style-name="fr1" draw:name="Image2" text:anchor-type="paragraph" svg:x="-0.189cm" svg:y="0.011cm" svg:width="12.614cm" svg:height="6.244cm" draw:z-index="1"><draw:image xlink:href="Pictures/100000000000025400000127DD5BDAD66034D5CA.png" xlink:type="simple" xlink:show="embed" xlink:actuate="onLoad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Tip: On Google Chrome, on the inspect element, the mobile view has an option to view the breakpoints on the top left corner.</text:p>
      <text:h text:style-name="P26" text:outline-level="3">Resetting columns</text:h>
      <text:p text:style-name="P5">Bootstrap comes with a clearfix class. This class is <text:span text:style-name="T9">generally</text:span> used in <text:span text:style-name="T9">CSS</text:span> to clear floats.</text:p>
      <text:p text:style-name="P6"><text:span text:style-name="T9">Example</text:span>: &lt;div class=”clearfix <text:span text:style-name="T8">visible-sm-block</text:span>”&gt;&lt;/div&gt;</text:p>
      <text:p text:style-name="P7">It can be visible or hidden. <text:s/>if it is hidden I dont have to specify anyting else. </text:p>
      <text:p text:style-name="P7">In the case that it is visible it can be a block, inline-block or inline element.</text:p>
      <text:p text:style-name="P8">This can be use to hide elements, for example, in smaller devices I may not want to show the icons, so I can use the hidden class to hide a type of element.</text:p>
      <text:h text:style-name="Heading_20_3" text:outline-level="3">Offsetting columns</text:h>
      <text:p text:style-name="P8">In bootstrap you can ask certain columns to move over by certain number of columns width. It’s called Offsetting.</text:p>
      <text:p text:style-name="P20">If I Offsetting something at xs breakpoint, I will need to set the offset to 0 in the next breakpoint, or it will be used in all the next breakpoints.</text:p>
      <text:p text:style-name="P20">Exemple: </text:p>
      <text:p text:style-name="P21"><text:soft-page-break/>col-xs-offset-3 col-xs-6 col-sm-offset-0</text:p>
      <text:h text:style-name="P26" text:outline-level="3">Nesting columns</text:h>
      <text:p text:style-name="P22">I can put rows inside other rows, and i get another 12 columns grid inside the existing section.</text:p>
      <text:p text:style-name="P23">In the example, we do a bit of CSS to adjust the padding of the heading.</text:p>
      <text:h text:style-name="Heading_20_3" text:outline-level="3">Customizing column order with push and pull</text:h>
      <text:p text:style-name="P24">This allows us to have the flexibility to completely rearrange the order of the columns depending on the breakpoints </text:p>
      <text:p text:style-name="P25">Any pull or pushes are going to remain for the rests of the breakpoints</text:p>
      <text:p text:style-name="P25">Example:</text:p>
      <text:p text:style-name="P25">col-sm-push-8</text:p>
      <text:p text:style-name="P25">col-sm-pull-8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14T17:54:56.225565585</dc:date>
    <meta:editing-duration>PT2H11M26S</meta:editing-duration>
    <meta:editing-cycles>13</meta:editing-cycles>
    <meta:generator>LibreOffice/5.1.4.2$Linux_X86_64 LibreOffice_project/10m0$Build-2</meta:generator>
    <meta:document-statistic meta:table-count="0" meta:image-count="2" meta:object-count="0" meta:page-count="4" meta:paragraph-count="77" meta:word-count="490" meta:character-count="2791" meta:non-whitespace-character-count="2406"/>
  </office:meta>
</office:document-meta>
</file>